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50b7" officeooo:paragraph-rsid="001c50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uxième brief</text:p>
      <text:p text:style-name="P1"/>
      <text:p text:style-name="P1">Je ne pense pas que je referai cette méthode…. Ou alors, j’en essai d’autres et je verrai bien si elles me conviennent mieux que celle là ou p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4T23:14:47.202156636</meta:creation-date>
    <dc:date>2019-07-14T23:16:00.994777604</dc:date>
    <meta:editing-duration>PT1M15S</meta:editing-duration>
    <meta:editing-cycles>1</meta:editing-cycles>
    <meta:document-statistic meta:table-count="0" meta:image-count="0" meta:object-count="0" meta:page-count="1" meta:paragraph-count="2" meta:word-count="30" meta:character-count="158" meta:non-whitespace-character-count="130"/>
    <meta:generator>LibreOffice/6.0.7.3$Linux_X86_64 LibreOffice_project/00m0$Build-3</meta:generator>
  </office:meta>
</office:document-meta>
</file>